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Observed_No_of_Epochs</text:p>
          </table:table-cell>
          <table:table-cell office:value-type="string" calcext:value-type="string">
            <text:p>Photom 2</text:p>
          </table:table-cell>
          <table:table-cell office:value-type="string" calcext:value-type="string">
            <text:p>Photom 4</text:p>
          </table:table-cell>
        </table:table-row>
        <table:table-row table:style-name="ro1">
          <table:table-cell office:value-type="string" calcext:value-type="string">
            <text:p>RBPLJ0006-062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017+813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045+212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102+58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114+132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136+39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136+475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152+014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211+105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217+083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222+430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232+20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238+163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259+074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303-240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303+471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316+41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319+18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324+341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336+32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405-130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416+01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423-01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442-00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507+673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521+21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642+675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648+15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650+25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710+590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721+712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738+174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750+123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809+52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818+422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825+615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830+241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841+705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848+660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849+51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854+200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854+575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948+00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957+552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0958+653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037+571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048+714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058+562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136+700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203+603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217+300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221+30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221+28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224+24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224+21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248+582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256-054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427+234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428+424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442+120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505+032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512-0905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542+612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551+580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553+125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555+1111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558+562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603+573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604+571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607+155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624+565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635+3808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638+57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642+394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649+523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653+394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725+1152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728+501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743+193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748+7005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751+0939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754+321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800+384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800+7828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806+6949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809+204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813+314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835+3241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836+313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838+480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841+321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854+735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903+554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927+611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927+735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943+211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955+513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1959+650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001+435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005+775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015-01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016+163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016-090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022+761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024+171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030-062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033+214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039-104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042+750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131-091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143+174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148+065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149+032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150-141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202+421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RBPLJ2225-045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232+1143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243+202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250+38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251+40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RBPLJ2253+1608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311+342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334+073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340+801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LJ2347+514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5T10:22:03.406736037</dc:date>
    <meta:document-statistic meta:table-count="1" meta:cell-count="256" meta:object-count="0"/>
    <meta:generator>LibreOffice/4.2.8.2$Linux_X86_64 LibreOffice_project/420m0$Build-2</meta:generator>
  </office:meta>
</office:document-meta>
</file>